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re Franklin" svg:font-family="'Libre Franklin', sans-serif, sans-serif"/>
    <style:font-face style:name="inherit" svg:font-family="inherit"/>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style:font-name="Arial" fo:font-size="12pt" style:font-size-asian="12pt" style:font-size-complex="12pt"/>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paragraph-rsid="00158ce2" style:font-size-asian="12pt" style:font-size-complex="12pt"/>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paragraph-rsid="001936a9" style:font-size-asian="12pt" style:font-size-complex="12pt"/>
    </style:style>
    <style:style style:name="P5" style:family="paragraph" style:parent-style-name="Text_20_body">
      <style:paragraph-properties fo:margin-left="0in" fo:margin-right="0in" fo:orphans="2" fo:widows="2" fo:text-indent="0in" style:auto-text-indent="false"/>
    </style:style>
    <style:style style:name="P6"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7"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size-complex="12pt"/>
    </style:style>
    <style:style style:name="P8" style:family="paragraph" style:parent-style-name="Text_20_body" style:list-style-name="L1">
      <style:paragraph-properties fo:margin-left="0in" fo:margin-right="0in" fo:margin-top="0in" fo:margin-bottom="0.0972in" loext:contextual-spacing="false"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size-complex="12pt"/>
    </style:style>
    <style:style style:name="P9" style:family="paragraph" style:parent-style-name="Text_20_body" style:list-style-name="L2">
      <style:paragraph-properties fo:margin-left="0in" fo:margin-right="0in" fo:margin-top="0in" fo:margin-bottom="0.0972in" loext:contextual-spacing="false"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size-complex="12pt"/>
    </style:style>
    <style:style style:name="P10" style:family="paragraph" style:parent-style-name="Text_20_body" style:list-style-name="L3">
      <style:paragraph-properties fo:margin-left="0in" fo:margin-right="0in" fo:margin-top="0in" fo:margin-bottom="0.0972in" loext:contextual-spacing="false"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size-complex="12pt"/>
    </style:style>
    <style:style style:name="P11" style:family="paragraph" style:parent-style-name="Text_20_body">
      <style:paragraph-properties fo:margin-left="0.4925in" fo:margin-right="0in" fo:margin-top="0in" fo:margin-bottom="0.139in" loext:contextual-spacing="false"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12" style:family="paragraph" style:parent-style-name="Text_20_body">
      <style:paragraph-properties fo:margin-left="0.4925in" fo:margin-right="0in" fo:margin-top="0in" fo:margin-bottom="0.139in" loext:contextual-spacing="false"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style:font-name="Arial"/>
    </style:style>
    <style:style style:name="T2" style:family="text">
      <style:text-properties officeooo:rsid="0013b8ea"/>
    </style:style>
    <style:style style:name="T3" style:family="text">
      <style:text-properties fo:font-variant="normal" fo:text-transform="none" fo:color="#000000" style:font-name="Arial" fo:font-size="12pt" fo:letter-spacing="normal" fo:font-style="normal" fo:font-weight="normal" style:font-size-asian="12pt" style:font-size-complex="12pt"/>
    </style:style>
    <style:style style:name="T4" style:family="text">
      <style:text-properties fo:font-variant="normal" fo:text-transform="none" fo:color="#000000" style:font-name="Arial" fo:font-size="12pt" fo:letter-spacing="normal" fo:font-style="normal" fo:font-weight="normal" officeooo:rsid="001826e1" style:font-size-asian="12pt" style:font-size-complex="12pt"/>
    </style:style>
    <style:style style:name="T5" style:family="text">
      <style:text-properties officeooo:rsid="00158ce2"/>
    </style:style>
    <style:style style:name="T6" style:family="text">
      <style:text-properties officeooo:rsid="001936a9"/>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tracked-changes>
        <text:changed-region xml:id="ct2529987718448" text:id="ct2529987718448">
          <text:insertion>
            <office:change-info>
              <dc:creator>Unknown Author</dc:creator>
              <dc:date>2023-11-23T17:20:37.522000000</dc:date>
            </office:change-info>
          </text:insertion>
        </text:changed-region>
        <text:changed-region xml:id="ct2529752951792" text:id="ct2529752951792">
          <text:deletion>
            <office:change-info>
              <dc:creator>Unknown Author</dc:creator>
              <dc:date>2023-11-23T17:31:08</dc:date>
            </office:change-info>
            <text:p text:style-name="P6"><text:span text:style-name="T1">&lt;YEAR&gt; &lt;COPYRIGHT HOLDER&gt;</text:span></text:p>
          </text:deletion>
        </text:changed-region>
        <text:changed-region xml:id="ct2529987718208" text:id="ct2529987718208">
          <text:deletion>
            <office:change-info>
              <dc:creator>Unknown Author</dc:creator>
              <dc:date>2023-11-23T17:20:37.522000000</dc:date>
            </office:change-info>
            <text:p text:style-name="P7"><text:span text:style-name="T1">1. </text:span></text:p>
          </text:deletion>
        </text:changed-region>
        <text:changed-region xml:id="ct2529987723248" text:id="ct2529987723248">
          <text:deletion>
            <office:change-info>
              <dc:creator>Unknown Author</dc:creator>
              <dc:date>2023-11-23T17:20:37.522000000</dc:date>
            </office:change-info>
            <text:p text:style-name="P7"><text:span text:style-name="T1">2. </text:span></text:p>
          </text:deletion>
        </text:changed-region>
        <text:changed-region xml:id="ct2529987710768" text:id="ct2529987710768">
          <text:insertion>
            <office:change-info>
              <dc:creator>Unknown Author</dc:creator>
              <dc:date>2023-11-23T17:20:37.522000000</dc:date>
            </office:change-info>
          </text:insertion>
        </text:changed-region>
        <text:changed-region xml:id="ct2529987719888" text:id="ct2529987719888">
          <text:deletion>
            <office:change-info>
              <dc:creator>Unknown Author</dc:creator>
              <dc:date>2023-11-23T17:20:37.522000000</dc:date>
            </office:change-info>
            <text:p text:style-name="P11">3. Neither the name of the copyright holder nor the names of its contributors may be used to endorse or promote products derived from this software without specific prior written permission.</text:p>
            <text:p text:style-name="P11"/>
          </text:deletion>
        </text:changed-region>
        <text:changed-region xml:id="ct2529987712928" text:id="ct2529987712928">
          <text:insertion>
            <office:change-info>
              <dc:creator>Unknown Author</dc:creator>
              <dc:date>2023-11-23T17:20:37.522000000</dc:date>
            </office:change-info>
          </text:insertion>
        </text:changed-region>
        <text:changed-region xml:id="ct2529987723728" text:id="ct2529987723728">
          <text:deletion>
            <office:change-info>
              <dc:creator>Unknown Author</dc:creator>
              <dc:date>2023-11-23T17:20:37.522000000</dc:date>
            </office:change-info>
            <text:p text:style-name="P11"><text:span text:style-name="T1">THE COPYRIGHT HOLDERS AND CONTRIBUTORS </text:span></text:p>
          </text:deletion>
        </text:changed-region>
        <text:changed-region xml:id="ct2529987718688" text:id="ct2529987718688">
          <text:insertion>
            <office:change-info>
              <dc:creator>Unknown Author</dc:creator>
              <dc:date>2023-11-23T17:20:37.522000000</dc:date>
            </office:change-info>
          </text:insertion>
        </text:changed-region>
        <text:changed-region xml:id="ct2529987723488" text:id="ct2529987723488">
          <text:deletion>
            <office:change-info>
              <dc:creator>Unknown Author</dc:creator>
              <dc:date>2023-11-23T17:20:37.522000000</dc:date>
            </office:change-info>
            <text:p text:style-name="P11"><text:span text:style-name="T1"><text:s/>AND </text:span></text:p>
          </text:deletion>
        </text:changed-region>
        <text:changed-region xml:id="ct2529987713168" text:id="ct2529987713168">
          <text:insertion>
            <office:change-info>
              <dc:creator>Unknown Author</dc:creator>
              <dc:date>2023-11-23T17:20:37.522000000</dc:date>
            </office:change-info>
          </text:insertion>
        </text:changed-region>
        <text:changed-region xml:id="ct2529987723008" text:id="ct2529987723008">
          <text:deletion>
            <office:change-info>
              <dc:creator>Unknown Author</dc:creator>
              <dc:date>2023-11-23T17:20:37.522000000</dc:date>
            </office:change-info>
            <text:p text:style-name="P11"><text:span text:style-name="T1"><text:s/></text:span></text:p>
          </text:deletion>
        </text:changed-region>
        <text:changed-region xml:id="ct2529987721328" text:id="ct2529987721328">
          <text:insertion>
            <office:change-info>
              <dc:creator>Unknown Author</dc:creator>
              <dc:date>2023-11-23T17:20:37.522000000</dc:date>
            </office:change-info>
          </text:insertion>
        </text:changed-region>
        <text:changed-region xml:id="ct2529987717728" text:id="ct2529987717728">
          <text:deletion>
            <office:change-info>
              <dc:creator>Unknown Author</dc:creator>
              <dc:date>2023-11-23T17:20:37.522000000</dc:date>
            </office:change-info>
            <text:p text:style-name="P11"><text:span text:style-name="T1">THE COPYRIGHT HOLDER OR CONTRIBUTORS</text:span></text:p>
          </text:deletion>
        </text:changed-region>
        <text:changed-region xml:id="ct2529987722768" text:id="ct2529987722768">
          <text:insertion>
            <office:change-info>
              <dc:creator>Unknown Author</dc:creator>
              <dc:date>2023-11-23T17:20:37.522000000</dc:date>
            </office:change-info>
          </text:insertion>
        </text:changed-region>
        <text:changed-region xml:id="ct2529954990848" text:id="ct2529954990848">
          <text:deletion>
            <office:change-info>
              <dc:creator>Unknown Author</dc:creator>
              <dc:date>2023-11-23T17:52:04</dc:date>
            </office:change-info>
            <text:p text:style-name="P4"><text:span text:style-name="T1">&lt;YEAR&gt; &lt;COPYRIGHT HOLDER&gt;</text:span></text:p>
          </text:deletion>
        </text:changed-region>
        <text:changed-region xml:id="ct2529954990608" text:id="ct2529954990608">
          <text:insertion>
            <office:change-info>
              <dc:creator>Unknown Author</dc:creator>
              <dc:date>2023-11-23T17:20:37.522000000</dc:date>
            </office:change-info>
          </text:insertion>
        </text:changed-region>
        <text:changed-region xml:id="ct2529991404784" text:id="ct2529991404784">
          <text:insertion>
            <office:change-info>
              <dc:creator>Unknown Author</dc:creator>
              <dc:date>2023-11-23T17:20:37.522000000</dc:date>
            </office:change-info>
          </text:insertion>
        </text:changed-region>
        <text:changed-region xml:id="ct2529991410544" text:id="ct2529991410544">
          <text:deletion>
            <office:change-info>
              <dc:creator>Unknown Author</dc:creator>
              <dc:date>2023-11-23T17:22:45</dc:date>
            </office:change-info>
            <text:p text:style-name="P7"><text:span text:style-name="T2">1. </text:span></text:p>
          </text:deletion>
        </text:changed-region>
        <text:changed-region xml:id="ct2529991410784" text:id="ct2529991410784">
          <text:insertion>
            <office:change-info>
              <dc:creator>Unknown Author</dc:creator>
              <dc:date>2023-11-23T17:20:37.522000000</dc:date>
            </office:change-info>
          </text:insertion>
        </text:changed-region>
        <text:changed-region xml:id="ct2529991406944" text:id="ct2529991406944">
          <text:deletion>
            <office:change-info>
              <dc:creator>Unknown Author</dc:creator>
              <dc:date>2023-11-23T17:23:00</dc:date>
            </office:change-info>
            <text:p text:style-name="P7"><text:span text:style-name="T2">2. </text:span></text:p>
          </text:deletion>
        </text:changed-region>
        <text:changed-region xml:id="ct2529991405744" text:id="ct2529991405744">
          <text:insertion>
            <office:change-info>
              <dc:creator>Unknown Author</dc:creator>
              <dc:date>2023-11-23T17:20:37.522000000</dc:date>
            </office:change-info>
          </text:insertion>
        </text:changed-region>
        <text:changed-region xml:id="ct2529991411504" text:id="ct2529991411504">
          <text:deletion>
            <office:change-info>
              <dc:creator>Unknown Author</dc:creator>
              <dc:date>2023-11-23T17:23:18</dc:date>
            </office:change-info>
            <text:p text:style-name="P7"><text:span text:style-name="T2">3. </text:span></text:p>
          </text:deletion>
        </text:changed-region>
        <text:changed-region xml:id="ct2529991404544" text:id="ct2529991404544">
          <text:deletion>
            <office:change-info>
              <dc:creator>Unknown Author</dc:creator>
              <dc:date>2023-11-23T17:24:28</dc:date>
            </office:change-info>
            <text:p text:style-name="P7"><text:span text:style-name="T2">copyright holder </text:span></text:p>
          </text:deletion>
        </text:changed-region>
        <text:changed-region xml:id="ct2529991411264" text:id="ct2529991411264">
          <text:insertion>
            <office:change-info>
              <dc:creator>Unknown Author</dc:creator>
              <dc:date>2023-11-23T17:20:37.522000000</dc:date>
            </office:change-info>
          </text:insertion>
        </text:changed-region>
        <text:changed-region xml:id="ct2529991406464" text:id="ct2529991406464">
          <text:insertion>
            <office:change-info>
              <dc:creator>Unknown Author</dc:creator>
              <dc:date>2023-11-23T17:20:37.522000000</dc:date>
            </office:change-info>
          </text:insertion>
        </text:changed-region>
        <text:changed-region xml:id="ct2529752952272" text:id="ct2529752952272">
          <text:deletion>
            <office:change-info>
              <dc:creator>Unknown Author</dc:creator>
              <dc:date>2023-11-23T17:25:55</dc:date>
            </office:change-info>
            <text:p text:style-name="P2"><text:span text:style-name="T5">COPYRIGHT HOLDERS </text:span></text:p>
          </text:deletion>
        </text:changed-region>
        <text:changed-region xml:id="ct2529991405024" text:id="ct2529991405024">
          <text:insertion>
            <office:change-info>
              <dc:creator>Unknown Author</dc:creator>
              <dc:date>2023-11-23T17:20:37.522000000</dc:date>
            </office:change-info>
          </text:insertion>
        </text:changed-region>
        <text:changed-region xml:id="ct2529991409824" text:id="ct2529991409824">
          <text:deletion>
            <office:change-info>
              <dc:creator>Unknown Author</dc:creator>
              <dc:date>2023-11-23T17:28:02</dc:date>
            </office:change-info>
            <text:p text:style-name="P2"><text:span text:style-name="T5">COPYRIGHT HOLDERS</text:span></text:p>
          </text:deletion>
        </text:changed-region>
        <text:changed-region xml:id="ct2529991404304" text:id="ct2529991404304">
          <text:insertion>
            <office:change-info>
              <dc:creator>Unknown Author</dc:creator>
              <dc:date>2023-11-23T17:20:37.522000000</dc:date>
            </office:change-info>
          </text:insertion>
        </text:changed-region>
        <text:changed-region xml:id="ct2529991405984" text:id="ct2529991405984">
          <text:insertion>
            <office:change-info>
              <dc:creator>Unknown Author</dc:creator>
              <dc:date>2023-11-23T17:20:37.522000000</dc:date>
            </office:change-info>
          </text:insertion>
        </text:changed-region>
        <text:changed-region xml:id="ct2529991407904" text:id="ct2529991407904">
          <text:insertion>
            <office:change-info>
              <dc:creator>Unknown Author</dc:creator>
              <dc:date>2023-11-23T17:20:37.522000000</dc:date>
            </office:change-info>
          </text:insertion>
        </text:changed-region>
        <text:changed-region xml:id="ct2530025950448" text:id="ct2530025950448">
          <text:insertion>
            <office:change-info>
              <dc:creator>Unknown Author</dc:creator>
              <dc:date>2023-11-23T17:20:37.522000000</dc:date>
            </office:change-info>
          </text:insertion>
        </text:changed-region>
        <text:changed-region xml:id="ct2529991406704" text:id="ct2529991406704">
          <text:insertion>
            <office:change-info>
              <dc:creator>Unknown Author</dc:creator>
              <dc:date>2023-11-23T17:20:37.522000000</dc:date>
            </office:change-info>
          </text:insertion>
        </text:changed-region>
        <text:changed-region xml:id="ct2530037483632" text:id="ct2530037483632">
          <text:deletion>
            <office:change-info>
              <dc:creator>Unknown Author</dc:creator>
              <dc:date>2023-11-23T17:31:58</dc:date>
            </office:change-info>
            <text:p text:style-name="P3"><text:span text:style-name="T1">&lt;YEAR&gt; &lt;COPYRIGHT HOLDER&gt;</text:span></text:p>
          </text:deletion>
        </text:changed-region>
        <text:changed-region xml:id="ct2530037482432" text:id="ct2530037482432">
          <text:insertion>
            <office:change-info>
              <dc:creator>Unknown Author</dc:creator>
              <dc:date>2023-11-23T17:20:37.522000000</dc:date>
            </office:change-info>
          </text:insertion>
        </text:changed-region>
        <text:changed-region xml:id="ct2529992458752" text:id="ct2529992458752">
          <text:insertion>
            <office:change-info>
              <dc:creator>Unknown Author</dc:creator>
              <dc:date>2023-11-23T17:20:37.522000000</dc:date>
            </office:change-info>
          </text:insertion>
        </text:changed-region>
        <text:changed-region xml:id="ct2530034090784" text:id="ct2530034090784">
          <text:deletion>
            <office:change-info>
              <dc:creator>Unknown Author</dc:creator>
              <dc:date>2023-11-23T17:50:48</dc:date>
            </office:change-info>
            <text:p text:style-name="P7"><text:span text:style-name="T6">1. </text:span></text:p>
          </text:deletion>
        </text:changed-region>
        <text:changed-region xml:id="ct2530026879424" text:id="ct2530026879424">
          <text:insertion>
            <office:change-info>
              <dc:creator>Unknown Author</dc:creator>
              <dc:date>2023-11-23T17:20:37.522000000</dc:date>
            </office:change-info>
          </text:insertion>
        </text:changed-region>
        <text:changed-region xml:id="ct2530034091264" text:id="ct2530034091264">
          <text:deletion>
            <office:change-info>
              <dc:creator>Unknown Author</dc:creator>
              <dc:date>2023-11-23T17:50:39</dc:date>
            </office:change-info>
            <text:p text:style-name="P7"><text:span text:style-name="T6">2. </text:span></text:p>
          </text:deletion>
        </text:changed-region>
        <text:changed-region xml:id="ct2530026882544" text:id="ct2530026882544">
          <text:insertion>
            <office:change-info>
              <dc:creator>Unknown Author</dc:creator>
              <dc:date>2023-11-23T17:20:37.522000000</dc:date>
            </office:change-info>
          </text:insertion>
        </text:changed-region>
        <text:changed-region xml:id="ct2530026882304" text:id="ct2530026882304">
          <text:deletion>
            <office:change-info>
              <dc:creator>Unknown Author</dc:creator>
              <dc:date>2023-11-23T17:50:31</dc:date>
            </office:change-info>
            <text:p text:style-name="P7"><text:span text:style-name="T6">3. </text:span></text:p>
          </text:deletion>
        </text:changed-region>
        <text:changed-region xml:id="ct2530034090064" text:id="ct2530034090064">
          <text:insertion>
            <office:change-info>
              <dc:creator>Unknown Author</dc:creator>
              <dc:date>2023-11-23T17:20:37.522000000</dc:date>
            </office:change-info>
          </text:insertion>
        </text:changed-region>
        <text:changed-region xml:id="ct2529987723968" text:id="ct2529987723968">
          <text:deletion>
            <office:change-info>
              <dc:creator>Unknown Author</dc:creator>
              <dc:date>2023-11-23T17:36:28</dc:date>
            </office:change-info>
            <text:p text:style-name="P5"><text:span text:style-name="T4">THE COPYRIGHT HOLDERS</text:span></text:p>
          </text:deletion>
        </text:changed-region>
        <text:changed-region xml:id="ct2529957028960" text:id="ct2529957028960">
          <text:insertion>
            <office:change-info>
              <dc:creator>Unknown Author</dc:creator>
              <dc:date>2023-11-23T17:20:37.522000000</dc:date>
            </office:change-info>
          </text:insertion>
        </text:changed-region>
        <text:changed-region xml:id="ct2530037484832" text:id="ct2530037484832">
          <text:insertion>
            <office:change-info>
              <dc:creator>Unknown Author</dc:creator>
              <dc:date>2023-11-23T17:20:37.522000000</dc:date>
            </office:change-info>
          </text:insertion>
        </text:changed-region>
        <text:changed-region xml:id="ct2530030645056" text:id="ct2530030645056">
          <text:deletion>
            <office:change-info>
              <dc:creator>Unknown Author</dc:creator>
              <dc:date>2023-11-23T17:34:51</dc:date>
            </office:change-info>
            <text:p text:style-name="P5"><text:span text:style-name="T3"><text:s/></text:span><text:span text:style-name="T4">THE COPYRIGHT HOLDERS</text:span></text:p>
          </text:deletion>
        </text:changed-region>
        <text:changed-region xml:id="ct2530030643376" text:id="ct2530030643376">
          <text:insertion>
            <office:change-info>
              <dc:creator>Unknown Author</dc:creator>
              <dc:date>2023-11-23T17:20:37.522000000</dc:date>
            </office:change-info>
          </text:insertion>
        </text:changed-region>
        <text:changed-region xml:id="ct2530032257280" text:id="ct2530032257280">
          <text:insertion>
            <office:change-info>
              <dc:creator>Unknown Author</dc:creator>
              <dc:date>2023-11-23T17:20:37.522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pyright <text:change-start text:change-id="ct2529987718448"/>(c) 1990-1999 Sleepycat Software. All rights reserved.<text:change-end text:change-id="ct2529987718448"/><text:change text:change-id="ct2529752951792"/></text:p>
      <text:p text:style-name="P2">Redistribution and use in source and binary forms, with or without modification, are permitted provided that the following conditions are met:</text:p>
      <text:list xml:id="list431048351" text:style-name="L1">
        <text:list-item>
          <text:p text:style-name="P8"><text:change text:change-id="ct2529987718208"/>Redistributions of source code must retain the above copyright notice, this list of conditions and the following disclaimer.</text:p>
        </text:list-item>
        <text:list-item>
          <text:p text:style-name="P8"><text:change text:change-id="ct2529987723248"/>Redistributions in binary form must reproduce the above copyright notice, this list of conditions and the following disclaimer in the documentation and/or other materials provided with the distribution.</text:p>
        </text:list-item>
        <text:list-item>
          <text:p text:style-name="P8"><text:change-start text:change-id="ct2529987710768"/>Redistributions in any form must be accompanied by information on how to obtain complete source code for the DB software and any accompanying software that uses the DB software. The source code must either be included in the distribution or be available for no more than the cost of distribution plus a nominal fee, and must be freely redistributable under reasonable conditions. For an executable file, complete source code means the source code for all modules it contains. It does not include source code for modules or files that typically accompany the major components of the operating system on which the executable file runs.</text:p>
        </text:list-item>
      </text:list>
      <text:p text:style-name="P11"><text:change-end text:change-id="ct2529987710768"/><text:change text:change-id="ct2529987719888"/>THIS SOFTWARE IS PROVIDED BY <text:change-start text:change-id="ct2529987712928"/>SLEEPYCAT SOFTWARE <text:change-end text:change-id="ct2529987712928"/><text:change text:change-id="ct2529987723728"/>“AS IS” AND ANY EXPRESS OR IMPLIED WARRANTIES, INCLUDING, BUT NOT LIMITED TO, THE IMPLIED WARRANTIES OF MERCHANTABILITY<text:change-start text:change-id="ct2529987718688"/>, <text:change-end text:change-id="ct2529987718688"/><text:change text:change-id="ct2529987723488"/>FITNESS FOR A PARTICULAR PURPOSE<text:change-start text:change-id="ct2529987713168"/>, OR NON-INFRINGEMENT, <text:change-end text:change-id="ct2529987713168"/><text:change text:change-id="ct2529987723008"/>ARE DISCLAIMED. IN NO EVENT SHALL <text:change-start text:change-id="ct2529987721328"/>SLEEPYCAT SOFTWARE<text:change-end text:change-id="ct2529987721328"/><text:change text:change-id="ct2529987717728"/>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
      <text:p text:style-name="P4"><text:change-start text:change-id="ct2529987722768"/>Copyright (c) 1990, 1993, 1994, 1995 The Regents of the University of California. <text:change-end text:change-id="ct2529987722768"/><text:change text:change-id="ct2529954990848"/><text:change-start text:change-id="ct2529954990608"/>All rights reserved.</text:p>
      <text:p text:style-name="P2"><text:change-end text:change-id="ct2529954990608"/>Redistribution and use in source and binary forms, with or without modification, are permitted provided that the following conditions are met:<text:change-start text:change-id="ct2529991404784"/></text:p>
      <text:list xml:id="list1057657248" text:style-name="L2">
        <text:list-item>
          <text:p text:style-name="P9"><text:change-end text:change-id="ct2529991404784"/><text:change text:change-id="ct2529991410544"/><text:soft-page-break/>Redistributions of source code must retain the above copyright notice, this list of conditions and the following disclaimer.<text:change-start text:change-id="ct2529991410784"/></text:p>
        </text:list-item>
        <text:list-item>
          <text:p text:style-name="P9"><text:change-end text:change-id="ct2529991410784"/><text:change text:change-id="ct2529991406944"/>Redistributions in binary form must reproduce the above copyright notice, this list of conditions and the following disclaimer in the documentation and/or other materials provided with the distribution.<text:change-start text:change-id="ct2529991405744"/></text:p>
        </text:list-item>
        <text:list-item>
          <text:p text:style-name="P9"><text:change-end text:change-id="ct2529991405744"/><text:change text:change-id="ct2529991411504"/>Neither the name of the <text:change text:change-id="ct2529991404544"/><text:change-start text:change-id="ct2529991411264"/>University <text:change-end text:change-id="ct2529991411264"/>nor the names of its contributors may be used to endorse or promote products derived from this software without specific prior written permission.<text:change-start text:change-id="ct2529991406464"/></text:p>
        </text:list-item>
      </text:list>
      <text:p text:style-name="P2"><text:change-end text:change-id="ct2529991406464"/>THIS SOFTWARE IS PROVIDED BY THE <text:change text:change-id="ct2529752952272"/><text:change-start text:change-id="ct2529991405024"/>REGENTS <text:change-end text:change-id="ct2529991405024"/>AND CONTRIBUTORS “AS IS” AND ANY EXPRESS OR IMPLIED WARRANTIES, INCLUDING, BUT NOT LIMITED TO, THE IMPLIED WARRANTIES OF MERCHANTABILITY AND FITNESS FOR A PARTICULAR PURPOSE ARE DISCLAIMED. IN NO EVENT SHALL THE <text:change text:change-id="ct2529991409824"/><text:change-start text:change-id="ct2529991404304"/>REGENTS <text:change-end text:change-id="ct2529991404304"/>OR CONTRIBUTORS<text:change-start text:change-id="ct2529991405984"/> <text:change-end text:change-id="ct2529991405984"/>BE LIABLE FOR ANY DIRECT, INDIRECT, INCIDENTAL, SPECIAL, EXEMPLARY, OR CONSEQUENTIAL DAMAGES<text:change-start text:change-id="ct2529991407904"/> <text:change-end text:change-id="ct2529991407904"/>(INCLUDING, BUT NOT LIMITED TO, PROCUREMENT OF SUBSTITUTE GOODS OR SERVICES; LOSS OF USE, DATA, OR PROFITS; OR BUSINESS INTERRUPTION)<text:change-start text:change-id="ct2530025950448"/> <text:change-end text:change-id="ct2530025950448"/>HOWEVER CAUSED AND ON ANY THEORY OF LIABILITY, WHETHER IN CONTRACT, STRICT LIABILITY, OR TORT (INCLUDING NEGLIGENCE OR OTHERWISE) ARISING IN ANY WAY OUT OF THE USE OF THIS SOFTWARE, EVEN IF ADVISED OF THE POSSIBILITY OF SUCH DAMAGE.<text:change-start text:change-id="ct2529991406704"/></text:p>
      <text:p text:style-name="P1"/>
      <text:p text:style-name="P3">Copyright (c) 1995, 1996 The President and Fellows of Harvard University. <text:change-end text:change-id="ct2529991406704"/><text:change text:change-id="ct2530037483632"/><text:change-start text:change-id="ct2530037482432"/>All rights reserved.</text:p>
      <text:p text:style-name="P2"><text:change-end text:change-id="ct2530037482432"/>Redistribution and use in source and binary forms, with or without modification, are permitted provided that the following conditions are met:<text:change-start text:change-id="ct2529992458752"/></text:p>
      <text:list xml:id="list3867232602" text:style-name="L3">
        <text:list-item>
          <text:p text:style-name="P10"><text:change-end text:change-id="ct2529992458752"/><text:change text:change-id="ct2530034090784"/><text:change-start text:change-id="ct2530026879424"/>Redistributions of source code must retain the above copyright notice, this list of conditions and the following disclaimer.</text:p>
        </text:list-item>
        <text:list-item>
          <text:p text:style-name="P10"><text:change-end text:change-id="ct2530026879424"/><text:change text:change-id="ct2530034091264"/><text:change-start text:change-id="ct2530026882544"/>Redistributions in binary form must reproduce the above copyright notice, this list of conditions and the following disclaimer in the documentation and/or other materials provided with the distribution.</text:p>
        </text:list-item>
        <text:list-item>
          <text:p text:style-name="P10"><text:change-end text:change-id="ct2530026882544"/><text:change text:change-id="ct2530026882304"/><text:change-start text:change-id="ct2530034090064"/>Neither the name of the University nor the names of its contributors may be used to endorse or promote products derived from this software without specific prior written permission.</text:p>
        </text:list-item>
      </text:list>
      <text:p text:style-name="P5"><text:change-end text:change-id="ct2530034090064"/><text:span text:style-name="T3">THIS SOFTWARE IS PROVIDED BY </text:span><text:change text:change-id="ct2529987723968"/><text:change-start text:change-id="ct2529957028960"/><text:span text:style-name="T3">HARVARD</text:span><text:change-end text:change-id="ct2529957028960"/><text:span text:style-name="T3"> AND </text:span><text:change-start text:change-id="ct2530037484832"/><text:span text:style-name="T3">ITS </text:span><text:change-end text:change-id="ct2530037484832"/><text:span text:style-name="T3">CONTRIBUTORS “AS IS” AND ANY EXPRESS OR IMPLIED WARRANTIES, INCLUDING, BUT NOT LIMITED TO, THE IMPLIED WARRANTIES OF MERCHANTABILITY AND FITNESS FOR A PARTICULAR PURPOSE ARE DISCLAIMED. IN NO EVENT SHALL</text:span><text:change text:change-id="ct2530030645056"/><text:change-start text:change-id="ct2530030643376"/><text:span text:style-name="T3">HARVARD</text:span><text:change-end text:change-id="ct2530030643376"/><text:span text:style-name="T3"> OR </text:span><text:change-start text:change-id="ct2530032257280"/><text:span text:style-name="T3">ITS </text:span><text:change-end text:change-id="ct2530032257280"/><text:span text:style-name="T3">CONTRIBUTORS BE LIABLE FOR ANY </text:span><text:soft-page-break/><text:span text:style-name="T3">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re Franklin" svg:font-family="'Libre Franklin', sans-serif, sans-serif"/>
    <style:font-face style:name="inherit" svg:font-family="inherit"/>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3T17:19:29.564000000</meta:creation-date>
    <dc:date>2023-11-23T17:52:11.305000000</dc:date>
    <meta:editing-duration>PT22M4S</meta:editing-duration>
    <meta:editing-cycles>4</meta:editing-cycles>
    <meta:generator>LibreOffice/6.3.4.2$Windows_X86_64 LibreOffice_project/60da17e045e08f1793c57c00ba83cdfce946d0aa</meta:generator>
    <meta:document-statistic meta:table-count="0" meta:image-count="0" meta:object-count="0" meta:page-count="3" meta:paragraph-count="18" meta:word-count="748" meta:character-count="4875" meta:non-whitespace-character-count="4154"/>
  </office:meta>
</office:document-meta>
</file>